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A2000037EB230E305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language="en" fo:country="GB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language="en" fo:country="GB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language="en" fo:country="GB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language="en" fo:country="GB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language="en" fo:country="GB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Arial" fo:language="en" fo:country="GB"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language="en" fo:country="GB" fo:font-style="italic" style:text-underline-style="none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language="en" fo:country="GB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language="en" fo:country="GB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language="es" fo:country="ES"/>
    </style:style>
    <style:style style:name="P19" style:family="paragraph" style:parent-style-name="Standard">
      <style:paragraph-properties fo:text-align="justify" style:justify-single-word="false"/>
      <style:text-properties style:font-name="Arial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</style:style>
    <style:style style:name="T1" style:family="text">
      <style:text-properties fo:color="#000000" style:font-name="Consolas" fo:font-size="10pt" fo:language="en" fo:country="US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2" style:family="text">
      <style:text-properties fo:color="#7f0055" style:font-name="Consolas" fo:font-size="10pt" fo:language="en" fo:country="US" fo:font-style="normal" style:text-underline-style="none" fo:font-weight="bold" style:font-name-asian="Consolas" style:font-size-asian="10pt" style:font-style-asian="normal" style:font-weight-asian="bold" style:font-name-complex="Consolas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6a3e3e" style:font-name="Consolas" fo:font-size="10pt" fo:language="en" fo:country="US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8" style:family="text">
      <style:text-properties fo:language="es" fo:country="ES"/>
    </style:style>
    <style:style style:name="T9" style:family="text">
      <style:text-properties fo:language="es" fo:country="ES" fo:font-weight="bold" style:font-weight-asian="bold" style:font-weight-complex="bold"/>
    </style:style>
    <style:style style:name="T10" style:family="text">
      <style:text-properties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Consolas1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11cm" svg:stroke-color="#ff3333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ff3333" draw:marker-start-width="0.413cm" draw:marker-end-width="0.413cm" draw:fill="none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FOUNDATIONS ASSIGNMENT</text:p>
      <text:p text:style-name="P2"/>
      <text:p text:style-name="P3"><text:span text:style-name="T3">Student:</text:span> <text:span text:style-name="T4">samirSayegh</text:span></text:p>
      <text:p text:style-name="P3"/>
      <text:p text:style-name="P3"/>
      <text:p text:style-name="P3"/>
      <text:p text:style-name="P4">Evaluation criteria</text:p>
      <text:p text:style-name="P6"/>
      <text:p text:style-name="P6"/>
      <text:list xml:id="list5138262023316553764" text:style-name="L1">
        <text:list-item>
          <text:p text:style-name="P10">Delivered on time?</text:p>
        </text:list-item>
      </text:list>
      <text:p text:style-name="P7"/>
      <text:p text:style-name="P5">Yes, no problem at all. <text:span text:style-name="T4">I think it was submitted much earlier than expected (2 weeks earlier?); simply brilliant</text:span>. Thanks for the effort.</text:p>
      <text:p text:style-name="P8"/>
      <text:p text:style-name="P8"/>
      <text:list xml:id="list138640982903540112" text:style-name="L2">
        <text:list-item>
          <text:p text:style-name="P11">Does the application do the job?</text:p>
        </text:list-item>
      </text:list>
      <text:p text:style-name="P7"/>
      <text:p text:style-name="P5">A<text:span text:style-name="T8">t </text:span>first glance, the minimum-requirements task <text:span text:style-name="T8">works according to what was expected. Follows a snapshot which confirms the </text:span><text:span text:style-name="T4">above. However, the way some </text:span><text:span text:style-name="T8">information is presented to the client is not very appealing or easy to understand </text:span><text:span text:style-name="T4">(e.g.: “type = mc, gfd = false”, etc.).</text:span> <text:span text:style-name="T4">Furthermore, the number of orders is not well retrieved. It seems that you are counting every line in the text file, including the header.</text:span></text:p>
      <text:p text:style-name="P5"/>
      <text:p text:style-name="P8"><draw:frame draw:style-name="fr2" draw:name="graphics1" text:anchor-type="paragraph" svg:width="17cm" svg:height="9.262cm" draw:z-index="7"><draw:image xlink:href="Pictures/20000007000066A2000037EB230E3056.svm" xlink:type="simple" xlink:show="embed" xlink:actuate="onLoad"/></draw:frame><draw:ellipse text:anchor-type="paragraph" draw:z-index="5" draw:style-name="gr2" draw:text-style-name="P21" svg:width="6.423cm" svg:height="0.41cm" svg:x="8.091cm" svg:y="5.646cm"><text:p/></draw:ellipse><draw:line text:anchor-type="paragraph" draw:z-index="2" draw:style-name="gr1" draw:text-style-name="P20" svg:x1="1.067cm" svg:y1="1.551cm" svg:x2="7.25cm" svg:y2="1.551cm"><text:p/></draw:line><draw:line text:anchor-type="paragraph" draw:z-index="3" draw:style-name="gr1" draw:text-style-name="P20" svg:x1="3.618cm" svg:y1="2.364cm" svg:x2="5.878cm" svg:y2="2.364cm"><text:p/></draw:line><draw:line text:anchor-type="paragraph" draw:z-index="4" draw:style-name="gr1" draw:text-style-name="P20" svg:x1="3.161cm" svg:y1="2.6cm" svg:x2="5.421cm" svg:y2="2.6cm"><text:p/></draw:line><draw:ellipse text:anchor-type="paragraph" draw:z-index="6" draw:style-name="gr2" draw:text-style-name="P21" svg:width="4.283cm" svg:height="0.433cm" svg:x="10.111cm" svg:y="2.584cm"><text:p/></draw:ellipse><draw:ellipse text:anchor-type="paragraph" draw:z-index="8" draw:style-name="gr2" draw:text-style-name="P21" svg:width="0.636cm" svg:height="0.562cm" svg:x="0cm" svg:y="0.91cm"><text:p/></draw:ellipse><draw:ellipse text:anchor-type="paragraph" draw:z-index="9" draw:style-name="gr2" draw:text-style-name="P21" svg:width="4.451cm" svg:height="0.435cm" svg:x="4.362cm" svg:y="2.073cm"><text:p/></draw:ellipse></text:p>
      <text:p text:style-name="P8"/>
      <text:list xml:id="list5766666716599578976" text:style-name="L3">
        <text:list-item>
          <text:p text:style-name="P12">Has <text:span text:style-name="T8">t</text:span>he student made use of Best practices?</text:p>
        </text:list-item>
      </text:list>
      <text:p text:style-name="P7"/>
      <text:p text:style-name="P19"><text:span text:style-name="T10">The code looks rather organised and neat. Unfortunately, n</text:span><text:span text:style-name="T6">o </text:span><text:span text:style-name="T10">comments were included </text:span><text:span text:style-name="T6">at all</text:span><text:span text:style-name="T10">, which may cause difficulties when understanding the code. </text:span><text:span text:style-name="T6">The implementation of the </text:span><text:soft-page-break/><text:span text:style-name="T2">public</text:span><text:span text:style-name="T1"> </text:span><text:span text:style-name="T2">static</text:span><text:span text:style-name="T1"> </text:span><text:span text:style-name="T2">void</text:span><text:span text:style-name="T1"> main(String[] </text:span><text:span text:style-name="T7">args</text:span><text:span text:style-name="T1">)</text:span><text:span text:style-name="T6">, method is simply excellent, clear and concise.</text:span></text:p>
      <text:p text:style-name="P8"/>
      <text:p text:style-name="P8"/>
      <text:list xml:id="list3783400341774171537" text:style-name="L4">
        <text:list-item>
          <text:p text:style-name="P13">Has the student added any extra feature or undertaken any additional task?</text:p>
        </text:list-item>
      </text:list>
      <text:p text:style-name="P7"/>
      <text:p text:style-name="P5">No. The question sheet suggested including a menu to allow the user to select what to do (listing the order list, checking a particular order, retrieving stats, etc.). However, none of this seems to have been applied.</text:p>
      <text:p text:style-name="P7"/>
      <text:p text:style-name="P8"/>
      <text:p text:style-name="P8"/>
      <text:p text:style-name="P4">Final comments and grading</text:p>
      <text:p text:style-name="P8"/>
      <text:p text:style-name="P9">It is clear that the application is well intended <text:span text:style-name="T4">and presented.</text:span> <text:span text:style-name="T8">The code is </text:span><text:span text:style-name="T4">very </text:span><text:span text:style-name="T8">well written and easy to follow. </text:span><text:span text:style-name="T4">The tasks have been properly accomplished, although no extra features have been added. </text:span></text:p>
      <text:p text:style-name="P18"/>
      <text:p text:style-name="P9"><text:span text:style-name="T8">For all the above, this work is graded </text:span><text:span text:style-name="T5">8.5</text:span><text:span text:style-name="T9">/10</text:span><text:span text:style-name="T8">. Congratulations and thank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y="-1.231cm" svg:width="4.556cm" svg:height="1.369cm" draw:z-index="1"><draw:image xlink:href="http://campus.barcelonatechnologyschool.com/theme/binarius_barcelonatechnologyschool/pix/logo_small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blo L Sordo</meta:initial-creator>
    <meta:creation-date>2016-01-14T19:08:02.67</meta:creation-date>
    <dc:date>2016-05-09T16:57:06.01</dc:date>
    <dc:creator>Pablo L Sordo</dc:creator>
    <meta:editing-duration>P4DT7H17M</meta:editing-duration>
    <meta:editing-cycles>22</meta:editing-cycles>
    <meta:generator>OpenOffice/4.1.2$Win32 OpenOffice.org_project/412m3$Build-9782</meta:generator>
    <meta:printed-by>Pablo L Sordo</meta:printed-by>
    <meta:print-date>2016-02-13T20:17:56.61</meta:print-date>
    <meta:document-statistic meta:table-count="0" meta:image-count="2" meta:object-count="0" meta:page-count="2" meta:paragraph-count="15" meta:word-count="258" meta:character-count="1570"/>
  </office:meta>
</office:document-meta>
</file>